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71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MMC_DISABLE_N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PIO0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GPIO1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PIO2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PIO3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PIO4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string">
            <text:p>GPIO5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PIO6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PIO7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GPIO8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string">
            <text:p>GPIO28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PIO9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string">
            <text:p>GPIO29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string">
            <text:p>GPIO10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1" office:value-type="string">
            <text:p>GPIO30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PIO11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1" office:value-type="string">
            <text:p>GPIO31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GPIO0-27_VREF</text:p>
          </table:table-cell>
          <table:table-cell office:value-type="string">
            <text:p>Warning: Output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GPIO0-27_VREF</text:p>
          </table:table-cell>
          <table:table-cell office:value-type="string">
            <text:p>Warning: Output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PIO28-45_VREF</text:p>
          </table:table-cell>
          <table:table-cell office:value-type="string">
            <text:p>Warning: Output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PIO28-45_VREF</text:p>
          </table:table-cell>
          <table:table-cell office:value-type="string">
            <text:p>Warning: Outpu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PIO12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1" office:value-type="string">
            <text:p>GPIO32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GPIO13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1" office:value-type="string">
            <text:p>GPIO33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GPIO14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style-name="ce1" office:value-type="string">
            <text:p>GPIO34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PIO15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style-name="ce1" office:value-type="string">
            <text:p>GPIO35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GPIO16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1" office:value-type="string">
            <text:p>GPIO36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1" office:value-type="string">
            <text:p>GPIO17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string">
            <text:p>GPIO37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GPIO18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ce1" office:value-type="string">
            <text:p>GPIO38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string">
            <text:p>GPIO19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1" office:value-type="string">
            <text:p>GPIO39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1" office:value-type="string">
            <text:p>GPIO20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string">
            <text:p>GPIO40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style-name="ce1" office:value-type="string">
            <text:p>GPIO21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style-name="ce1" office:value-type="string">
            <text:p>GPIO41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string">
            <text:p>GPIO22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GPIO42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style-name="ce1" office:value-type="string">
            <text:p>GPIO23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style-name="ce1" office:value-type="string">
            <text:p>GPIO43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style-name="ce1" office:value-type="string">
            <text:p>GPIO24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GPIO44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GPIO25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GPIO45</text:p>
          </table:table-cell>
          <table:table-cell office:value-type="string">
            <text:p>GPIO: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PIO26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GPIO46_1V8</text:p>
          </table:table-cell>
          <table:table-cell office:value-type="string">
            <text:p>Warning: Input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1" office:value-type="string">
            <text:p>GPIO27</text:p>
          </table:table-cell>
          <table:table-cell office:value-type="string">
            <text:p>GPIO: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GPIO47_1V8</text:p>
          </table:table-cell>
          <table:table-cell office:value-type="string">
            <text:p>Warning: Input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I0_DN1</text:p>
          </table:table-cell>
          <table:table-cell office:value-type="string">
            <text:p>DSI0: Input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I1_DP0</text:p>
          </table:table-cell>
          <table:table-cell office:value-type="string">
            <text:p>DSI1: Input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I0_DP1</text:p>
          </table:table-cell>
          <table:table-cell office:value-type="string">
            <text:p>DSI0: Input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I1_DN0</text:p>
          </table:table-cell>
          <table:table-cell office:value-type="string">
            <text:p>DSI1: Input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I0_DN0</text:p>
          </table:table-cell>
          <table:table-cell office:value-type="string">
            <text:p>DSI0: Input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I1_CP</text:p>
          </table:table-cell>
          <table:table-cell office:value-type="string">
            <text:p>DSI1: Input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I0_DP0</text:p>
          </table:table-cell>
          <table:table-cell office:value-type="string">
            <text:p>DSI0: Input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I1_CN</text:p>
          </table:table-cell>
          <table:table-cell office:value-type="string">
            <text:p>DSI1: Input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I0_CN</text:p>
          </table:table-cell>
          <table:table-cell office:value-type="string">
            <text:p>DSI0: Input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I1_DP3</text:p>
          </table:table-cell>
          <table:table-cell office:value-type="string">
            <text:p>DSI1: Input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I0_CP</text:p>
          </table:table-cell>
          <table:table-cell office:value-type="string">
            <text:p>DSI0: Input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I1_DN3</text:p>
          </table:table-cell>
          <table:table-cell office:value-type="string">
            <text:p>DSI1: Input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HDMI_CK_N</text:p>
          </table:table-cell>
          <table:table-cell office:value-type="string">
            <text:p>HDMI: Input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I1_DP2</text:p>
          </table:table-cell>
          <table:table-cell office:value-type="string">
            <text:p>DSI1: Input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HDMI_CK_P</text:p>
          </table:table-cell>
          <table:table-cell office:value-type="string">
            <text:p>HDMI: Input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I1_DN2</text:p>
          </table:table-cell>
          <table:table-cell office:value-type="string">
            <text:p>DSI1: Input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HDMI_D0_N</text:p>
          </table:table-cell>
          <table:table-cell office:value-type="string">
            <text:p>HDMI: Input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I1_DP1</text:p>
          </table:table-cell>
          <table:table-cell office:value-type="string">
            <text:p>DSI1: Input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HDMI_D0_P</text:p>
          </table:table-cell>
          <table:table-cell office:value-type="string">
            <text:p>HDMI: Input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I1_DN1</text:p>
          </table:table-cell>
          <table:table-cell office:value-type="string">
            <text:p>DSI1: Input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HDMI_D1_N</text:p>
          </table:table-cell>
          <table:table-cell office:value-type="string">
            <text:p>HDMI: Input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HDMI_D1_P</text:p>
          </table:table-cell>
          <table:table-cell office:value-type="string">
            <text:p>HDMI: Input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HDMI_D2_N</text:p>
          </table:table-cell>
          <table:table-cell office:value-type="string">
            <text:p>HDMI: Input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HDMI_D2_P</text:p>
          </table:table-cell>
          <table:table-cell office:value-type="string">
            <text:p>HDMI: Input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CAM1_DP3</text:p>
          </table:table-cell>
          <table:table-cell office:value-type="string">
            <text:p>CAM1: Output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CAM0_DP0</text:p>
          </table:table-cell>
          <table:table-cell office:value-type="string">
            <text:p>CAM0: Output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CAM1_DN3</text:p>
          </table:table-cell>
          <table:table-cell office:value-type="string">
            <text:p>CAM1: Output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CAM0_DN0</text:p>
          </table:table-cell>
          <table:table-cell office:value-type="string">
            <text:p>CAM0: Output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CAM1_DP2</text:p>
          </table:table-cell>
          <table:table-cell office:value-type="string">
            <text:p>CAM1: Output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CAM0_CP</text:p>
          </table:table-cell>
          <table:table-cell office:value-type="string">
            <text:p>CAM0: Output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CAM1_DN2</text:p>
          </table:table-cell>
          <table:table-cell office:value-type="string">
            <text:p>CAM1: Output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CAM0_CN</text:p>
          </table:table-cell>
          <table:table-cell office:value-type="string">
            <text:p>CAM0: Output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CAM1_CP</text:p>
          </table:table-cell>
          <table:table-cell office:value-type="string">
            <text:p>CAM1: Output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CAM0_DP1</text:p>
          </table:table-cell>
          <table:table-cell office:value-type="string">
            <text:p>CAM0: Output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CAM1_CN</text:p>
          </table:table-cell>
          <table:table-cell office:value-type="string">
            <text:p>CAM1: Output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CAM0_DN1</text:p>
          </table:table-cell>
          <table:table-cell office:value-type="string">
            <text:p>CAM0: Output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CAM1_DP1</text:p>
          </table:table-cell>
          <table:table-cell office:value-type="string">
            <text:p>CAM1: Output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CAM1_DN1</text:p>
          </table:table-cell>
          <table:table-cell office:value-type="string">
            <text:p>CAM1: Output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AM1_DP0</text:p>
          </table:table-cell>
          <table:table-cell office:value-type="string">
            <text:p>CAM1: Output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AM1_DN0</text:p>
          </table:table-cell>
          <table:table-cell office:value-type="string">
            <text:p>CAM1: Output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x</text:p>
          </table:table-cell>
          <table:table-cell office:value-type="string">
            <text:p>NC: Not Connected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USB_DP</text:p>
          </table:table-cell>
          <table:table-cell office:value-type="string">
            <text:p>Other: Input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TVDAC</text:p>
          </table:table-cell>
          <table:table-cell office:value-type="string">
            <text:p>Other: Input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USB_DM</text:p>
          </table:table-cell>
          <table:table-cell office:value-type="string">
            <text:p>Other: Input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USB_OTGID</text:p>
          </table:table-cell>
          <table:table-cell office:value-type="string">
            <text:p>Other: Output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HDMI_CEC</text:p>
          </table:table-cell>
          <table:table-cell office:value-type="string">
            <text:p>HDMI: Input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VC_TRST_N</text:p>
          </table:table-cell>
          <table:table-cell office:value-type="string">
            <text:p>Other: Output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HDMI_SDA</text:p>
          </table:table-cell>
          <table:table-cell office:value-type="string">
            <text:p>HDMI: Input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VC_TDI</text:p>
          </table:table-cell>
          <table:table-cell office:value-type="string">
            <text:p>Other: Output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HDMI_SCL</text:p>
          </table:table-cell>
          <table:table-cell office:value-type="string">
            <text:p>HDMI: Input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VC_TMS</text:p>
          </table:table-cell>
          <table:table-cell office:value-type="string">
            <text:p>Other: Output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RUN</text:p>
          </table:table-cell>
          <table:table-cell office:value-type="string">
            <text:p>Other: Output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VC_TDO</text:p>
          </table:table-cell>
          <table:table-cell office:value-type="string">
            <text:p>Other: Input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VDD_CORE</text:p>
          </table:table-cell>
          <table:table-cell office:value-type="string">
            <text:p>Power: DO NOT USE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VC_TCK</text:p>
          </table:table-cell>
          <table:table-cell office:value-type="string">
            <text:p>Other: Output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1V8</text:p>
          </table:table-cell>
          <table:table-cell office:value-type="string">
            <text:p>Power: 1.8V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1V8</text:p>
          </table:table-cell>
          <table:table-cell office:value-type="string">
            <text:p>Power: 1.8V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1V8</text:p>
          </table:table-cell>
          <table:table-cell office:value-type="string">
            <text:p>Power: 1.8V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1V8</text:p>
          </table:table-cell>
          <table:table-cell office:value-type="string">
            <text:p>Power: 1.8V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VDAC</text:p>
          </table:table-cell>
          <table:table-cell office:value-type="string">
            <text:p>Power: VDAC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VDAC</text:p>
          </table:table-cell>
          <table:table-cell office:value-type="string">
            <text:p>Power: VDAC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3V3</text:p>
          </table:table-cell>
          <table:table-cell office:value-type="string">
            <text:p>Power: 3.3V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3V3</text:p>
          </table:table-cell>
          <table:table-cell office:value-type="string">
            <text:p>Power: 3.3V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3V3</text:p>
          </table:table-cell>
          <table:table-cell office:value-type="string">
            <text:p>Power: 3.3V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3V3</text:p>
          </table:table-cell>
          <table:table-cell office:value-type="string">
            <text:p>Power: 3.3V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gnd</text:p>
          </table:table-cell>
          <table:table-cell office:value-type="string">
            <text:p>Power: Ground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VBAT</text:p>
          </table:table-cell>
          <table:table-cell office:value-type="string">
            <text:p>Power: VBAT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VBAT</text:p>
          </table:table-cell>
          <table:table-cell office:value-type="string">
            <text:p>Power: VBAT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VBAT</text:p>
          </table:table-cell>
          <table:table-cell office:value-type="string">
            <text:p>Power: VBAT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VBAT</text:p>
          </table:table-cell>
          <table:table-cell office:value-type="string">
            <text:p>Power: VBAT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kimon </meta:initial-creator>
    <meta:creation-date>2014-04-08T17:16:19</meta:creation-date>
    <dc:date>2014-04-08T20:33:34</dc:date>
    <dc:creator>Eskimon </dc:creator>
    <meta:editing-duration>PT3H13M49S</meta:editing-duration>
    <meta:editing-cycles>9</meta:editing-cycles>
    <meta:generator>LibreOffice/3.5$Linux_X86_64 LibreOffice_project/350m1$Build-2</meta:generator>
    <meta:document-statistic meta:table-count="3" meta:cell-count="603" meta:object-count="0"/>
  </office:meta>
</office:document-meta>
</file>